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Table1" style:family="table">
      <style:table-properties style:width="7.4688in" fo:margin-left="-0.2667in" table:align="left"/>
    </style:style>
    <style:style style:name="Table1.A" style:family="table-column">
      <style:table-column-properties style:column-width="1.4792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-left="0.0799in" fo:padding-right="0.0799in" fo:padding-top="0.0403in" fo:padding-bottom="0.0403in" fo:border="none"/>
    </style:style>
    <style:style style:name="Table1.B1" style:family="table-cell">
      <style:table-cell-properties fo:padding-left="0.0799in" fo:padding-right="0.0799in" fo:padding-top="0.0403in" fo:padding-bottom="0.0403in" fo:border-left="0.55pt solid #000000" fo:border-right="none" fo:border-top="none" fo:border-bottom="none"/>
    </style:style>
    <style:style style:name="Table1.4" style:family="table-row">
      <style:table-row-properties style:min-row-height="2.3035in"/>
    </style:style>
    <style:style style:name="Table1.5" style:family="table-row">
      <style:table-row-properties style:min-row-height="0.1389in"/>
    </style:style>
    <style:style style:name="Table2" style:family="table">
      <style:table-properties style:width="5.8299in" table:align="margins"/>
    </style:style>
    <style:style style:name="Table2.A" style:family="table-column">
      <style:table-column-properties style:column-width="1.4569in" style:rel-column-width="16377*"/>
    </style:style>
    <style:style style:name="Table2.B" style:family="table-column">
      <style:table-column-properties style:column-width="2.0854in" style:rel-column-width="23439*"/>
    </style:style>
    <style:style style:name="Table2.C" style:family="table-column">
      <style:table-column-properties style:column-width="2.2882in" style:rel-column-width="25719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style:font-name="Droid Sans"/>
    </style:style>
    <style:style style:name="P2" style:family="paragraph" style:parent-style-name="Table_20_Contents">
      <style:text-properties style:font-name="Droid Sans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Droid Sans" fo:font-weight="bold" style:font-weight-asian="bold" style:font-weight-complex="bold"/>
    </style:style>
    <style:style style:name="P4" style:family="paragraph" style:parent-style-name="Table_20_Contents">
      <style:text-properties style:font-name="Droid Sans" fo:font-weight="bold" officeooo:rsid="000a5d76" officeooo:paragraph-rsid="000a5d76" style:font-weight-asian="bold" style:font-weight-complex="bold"/>
    </style:style>
    <style:style style:name="P5" style:family="paragraph" style:parent-style-name="Table_20_Contents">
      <style:text-properties style:font-name="Droid Sans" style:text-underline-style="none" fo:font-weight="bold" style:font-weight-asian="bold" style:font-weight-complex="bold"/>
    </style:style>
    <style:style style:name="P6" style:family="paragraph" style:parent-style-name="Table_20_Contents">
      <style:text-properties style:font-name="Droid Sans" officeooo:rsid="00089041"/>
    </style:style>
    <style:style style:name="P7" style:family="paragraph" style:parent-style-name="Table_20_Contents">
      <style:text-properties style:font-name="Droid Sans" officeooo:rsid="00089041" officeooo:paragraph-rsid="00089041"/>
    </style:style>
    <style:style style:name="P8" style:family="paragraph" style:parent-style-name="Table_20_Contents">
      <style:text-properties style:font-name="Droid Sans" officeooo:paragraph-rsid="00089041"/>
    </style:style>
    <style:style style:name="P9" style:family="paragraph" style:parent-style-name="Table_20_Contents">
      <style:text-properties style:font-name="Droid Sans" officeooo:paragraph-rsid="000906d6"/>
    </style:style>
    <style:style style:name="P10" style:family="paragraph" style:parent-style-name="Table_20_Contents">
      <style:text-properties style:font-name="Droid Sans" officeooo:paragraph-rsid="000906dd"/>
    </style:style>
    <style:style style:name="P11" style:family="paragraph" style:parent-style-name="Table_20_Contents">
      <style:text-properties style:font-name="Droid Sans" fo:font-weight="normal" officeooo:rsid="000a5d76" officeooo:paragraph-rsid="000a5d76" style:font-weight-asian="normal" style:font-weight-complex="normal"/>
    </style:style>
    <style:style style:name="P12" style:family="paragraph" style:parent-style-name="Table_20_Contents">
      <style:text-properties style:font-name="Droid Sans" officeooo:rsid="000aa229" officeooo:paragraph-rsid="000aa229"/>
    </style:style>
    <style:style style:name="P13" style:family="paragraph" style:parent-style-name="Table_20_Contents">
      <style:text-properties style:font-name="Droid Sans" officeooo:rsid="000db423" officeooo:paragraph-rsid="000db423"/>
    </style:style>
    <style:style style:name="P14" style:family="paragraph" style:parent-style-name="Table_20_Contents">
      <style:text-properties style:font-name="Droid Sans" officeooo:paragraph-rsid="00101c26"/>
    </style:style>
    <style:style style:name="P15" style:family="paragraph" style:parent-style-name="Table_20_Contents">
      <style:text-properties style:font-name="Droid Sans" officeooo:rsid="00101c26" officeooo:paragraph-rsid="00101c26"/>
    </style:style>
    <style:style style:name="P16" style:family="paragraph" style:parent-style-name="Table_20_Contents">
      <style:text-properties style:font-name="Droid Sans" officeooo:rsid="00089041" officeooo:paragraph-rsid="00101c26"/>
    </style:style>
    <style:style style:name="P17" style:family="paragraph" style:parent-style-name="Table_20_Contents">
      <style:text-properties style:font-name="Droid Sans" officeooo:rsid="00089041" officeooo:paragraph-rsid="00089041"/>
    </style:style>
    <style:style style:name="P18" style:family="paragraph" style:parent-style-name="Table_20_Contents">
      <style:text-properties style:font-name="Droid Sans" officeooo:rsid="0010bd73" officeooo:paragraph-rsid="0010bd73"/>
    </style:style>
    <style:style style:name="P19" style:family="paragraph" style:parent-style-name="Table_20_Contents" style:list-style-name="L1">
      <style:text-properties style:font-name="Droid Sans" officeooo:rsid="0010bd73" officeooo:paragraph-rsid="0010bd73"/>
    </style:style>
    <style:style style:name="T1" style:family="text">
      <style:text-properties fo:color="#000000" style:font-name="Droid Sans" style:text-underline-style="none"/>
    </style:style>
    <style:style style:name="T2" style:family="text">
      <style:text-properties officeooo:rsid="00089041"/>
    </style:style>
    <style:style style:name="T3" style:family="text">
      <style:text-properties officeooo:rsid="000e7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Personal Details</text:p>
          </table:table-cell>
          <table:table-cell table:style-name="Table1.B1" office:value-type="string">
            <text:p text:style-name="P1">Mr. Ruraj Joshi</text:p>
            <text:p text:style-name="P1">Rabibhawan, Kathmandu</text:p>
            <text:p text:style-name="P1">01-2030011 (R), 9841251091 (M)</text:p>
            <text:p text:style-name="Table_20_Contents"><text:a xlink:type="simple" xlink:href="mailto:rurajjoshi@gmail.com" text:style-name="Internet_20_link" text:visited-style-name="Visited_20_Internet_20_Link"><text:span text:style-name="T1">rurajjoshi@gmail.com</text:span></text:a></text:p>
            <text:p text:style-name="P1">Nationality: Nepali</text:p>
            <text:p text:style-name="P12">DOB: 19-Jan-1991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3">Technical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">Languages</text:p>
                </table:table-cell>
                <table:table-cell table:style-name="Table2.A1" office:value-type="string">
                  <text:p text:style-name="P5">Applications</text:p>
                </table:table-cell>
                <table:table-cell table:style-name="Table2.A1" office:value-type="string">
                  <text:p text:style-name="P5">Server Applications</text:p>
                </table:table-cell>
              </table:table-row>
              <table:table-row>
                <table:table-cell table:style-name="Table2.A1" office:value-type="string">
                  <text:p text:style-name="P9">Java</text:p>
                  <text:p text:style-name="P1">C/C++</text:p>
                  <text:p text:style-name="P10">Python</text:p>
                  <text:p text:style-name="P10">SQL</text:p>
                  <text:p text:style-name="P1">PHP</text:p>
                </table:table-cell>
                <table:table-cell table:style-name="Table2.A1" office:value-type="string">
                  <text:p text:style-name="P13">IntelliJ IDEA (IC)</text:p>
                  <text:p text:style-name="P8">Eclipse</text:p>
                  <text:p text:style-name="P14">Emacs</text:p>
                  <text:p text:style-name="P14">Microsoft Visual Studio</text:p>
                  <text:p text:style-name="P1"/>
                </table:table-cell>
                <table:table-cell table:style-name="Table2.A1" office:value-type="string">
                  <text:p text:style-name="P14">NanoHTTPD</text:p>
                  <text:p text:style-name="P14">Apache</text:p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5">Platforms</text:p>
                </table:table-cell>
                <table:table-cell table:style-name="Table2.A1" office:value-type="string">
                  <text:p text:style-name="P5">Database</text:p>
                </table:table-cell>
                <table:table-cell table:style-name="Table2.A1" office:value-type="string">
                  <text:p text:style-name="P5">Operating Systems</text:p>
                </table:table-cell>
              </table:table-row>
              <table:table-row>
                <table:table-cell table:style-name="Table2.A1" office:value-type="string">
                  <text:p text:style-name="P1">x86</text:p>
                  <text:p text:style-name="P14">ARM</text:p>
                  <text:p text:style-name="P14">AVR</text:p>
                  <text:p text:style-name="P1"/>
                </table:table-cell>
                <table:table-cell table:style-name="Table2.A1" office:value-type="string">
                  <text:p text:style-name="P1">SQLite</text:p>
                  <text:p text:style-name="P16">H2</text:p>
                  <text:p text:style-name="P14">MySQL</text:p>
                  <text:p text:style-name="P6"/>
                </table:table-cell>
                <table:table-cell table:style-name="Table2.A1" office:value-type="string">
                  <text:p text:style-name="P1">Linux</text:p>
                  <text:p text:style-name="P1">Android</text:p>
                  <text:p text:style-name="P1">Windows</text:p>
                </table:table-cell>
              </table:table-row>
            </table:table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Technical Experience</text:p>
          </table:table-cell>
          <table:table-cell table:style-name="Table1.B1" office:value-type="string">
            <text:p text:style-name="P2">Interactive Game development</text:p>
            <text:p text:style-name="P1">&gt; An Alien Shooter game with BGI over Q-Basic.</text:p>
            <text:p text:style-name="P1">&gt; An ASCII snakes and ladder/LUDO game with C</text:p>
            <text:p text:style-name="P1">&gt; Two bike racing games separately with WinBGI over C++ and SDL over C++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">Web development</text:p>
            <text:p text:style-name="P16">&gt; Various full stack web applications with Java (NanoHTTPD), template-enabled, dynamic back-end</text:p>
            <text:p text:style-name="P15">&gt; Play! Framework with Scala</text:p>
            <text:p text:style-name="P14">&gt; Experienced PHP and some ASP.net with various websites for Tuition Centers and personal projects.</text:p>
            <text:p text:style-name="P1">&gt; Made a Data Center web-app to ease management of data entry and reporting, which was otherwise done manually with Excel workbooks, for UTL outlet with PHP/MySQL</text:p>
            <text:p text:style-name="P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Desktop Applications</text:p>
            <text:p text:style-name="P11">&gt; JavaFX applications with MVC implementation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">Robotics and Embedded Systems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><text:span text:style-name="T2">&gt; </text:span>Worked in multiple wire controlled robots as hobby projects.</text:p>
            <text:p text:style-name="P2">&gt; COCORO</text:p>
            <text:p text:style-name="P1">Computer Controlled Robot operated with a computer or any serial port device connected to it via RS232, created as demo project for Dristi, the Inter <text:soft-page-break/>College Exhibition during First year of college.</text:p>
            <text:p text:style-name="P2">&gt; DBOT</text:p>
            <text:p text:style-name="P1">A series of 4 robots created as Minor and Major projects and for National Robotics competitions Yantra 1.0 and Yantra 2.0.</text:p>
            <text:p text:style-name="P1">DBOT 2 won the Yantra 1.0 (2012)</text:p>
            <text:p text:style-name="P1">DBOT 3 was an advanced robot with live video feed to an Android device controlled with motion.</text:p>
            <text:p text:style-name="P1">DBOT 4 won the runner up title in Yantra 2.0 (2013) and won at being the best design and speed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Institutional Experience</text:p>
          </table:table-cell>
          <table:table-cell table:style-name="Table1.B1" office:value-type="string">
            <text:p text:style-name="P1">&gt; Treasurer and Technical Director for the Computer Council, St. Xavier's College (2008-2009)</text:p>
            <text:p text:style-name="P1">&gt; Designer of the College Year-book 'Pioneer', St. Xavier's College (2009)</text:p>
            <text:p text:style-name="P1">&gt; Resource Manager for the Robotics Club, Kathmandu Engineering College (2012-2013)</text:p>
            <text:p text:style-name="P7">&gt; Programmer at Real Time Solutions (2013-Now)</text:p>
            <text:p text:style-name="P18">Projects Done</text:p>
            <text:list xml:id="list8534710291896313540" text:style-name="L1">
              <text:list-item>
                <text:p text:style-name="P19">Queue Management System</text:p>
              </text:list-item>
              <text:list-item>
                <text:p text:style-name="P19">Digital Signage System</text:p>
              </text:list-item>
              <text:list-item>
                <text:p text:style-name="P19">Weather Observation Display</text:p>
              </text:list-item>
            </text:list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Education</text:p>
          </table:table-cell>
          <table:table-cell table:style-name="Table1.B1" office:value-type="string">
            <text:p text:style-name="P1">&gt; I.Sc. Physics</text:p>
            <text:p text:style-name="P1">St. Xavier's College, 2008/2009</text:p>
            <text:p text:style-name="P1">&gt; BE Electronics and Communication</text:p>
            <text:p text:style-name="P1">Kathmandu Engineering College, 201<text:span text:style-name="T3">4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in" fo:margin-left="0in" fo:margin-right="0in" fo:margin-bottom="0.1598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raj Joshi</meta:initial-creator>
    <meta:creation-date>2013-12-12T11:35:49</meta:creation-date>
    <dc:date>2014-11-30T01:34:18.269130511</dc:date>
    <meta:editing-duration>PT12H50M35S</meta:editing-duration>
    <meta:editing-cycles>27</meta:editing-cycles>
    <meta:generator>LibreOffice/4.3.3.2$Linux_X86_64 LibreOffice_project/430m0$Build-2</meta:generator>
    <meta:document-statistic meta:table-count="2" meta:image-count="0" meta:object-count="0" meta:page-count="2" meta:paragraph-count="69" meta:word-count="345" meta:character-count="2203" meta:non-whitespace-character-count="1930"/>
  </office:meta>
</office:document-meta>
</file>